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e-commerçant indépendant</text:p>
      <text:p text:style-name="Standard">trafic-manager</text:p>
      <text:p text:style-name="Standard">chargé de référencement web</text:p>
      <text:p text:style-name="Standard">Responsable d'affiliation</text:p>
      <text:p text:style-name="Standard">développeur web</text:p>
      <text:p text:style-name="Standard">Intégrateur web</text:p>
      <text:p text:style-name="Standard">administrateur de base de données</text:p>
      <text:p text:style-name="Standard">Lead développeur</text:p>
      <text:p text:style-name="Standard">Content Manager</text:p>
      <text:p text:style-name="Standard">Data miner</text:p>
      <text:p text:style-name="Standard">Data Scienti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lenn Rimmer</meta:initial-creator>
    <meta:creation-date>2017-03-06T16:17:08.65</meta:creation-date>
    <dc:date>2017-03-06T16:56:25.64</dc:date>
    <dc:creator>Glenn Rimmer</dc:creator>
    <meta:editing-duration>PT39M15S</meta:editing-duration>
    <meta:editing-cycles>3</meta:editing-cycles>
    <meta:generator>OpenOffice/4.1.3$Win32 OpenOffice.org_project/413m1$Build-9783</meta:generator>
    <meta:document-statistic meta:table-count="0" meta:image-count="0" meta:object-count="0" meta:page-count="1" meta:paragraph-count="11" meta:word-count="26" meta:character-count="208"/>
  </office:meta>
</office:document-meta>
</file>